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iberation Serif" fo:font-size="12pt" fo:letter-spacing="-0.012cm" style:text-underline-style="solid" style:text-underline-width="auto" style:text-underline-color="font-color" fo:font-weight="normal" officeooo:rsid="00164c90" officeooo:paragraph-rsid="0020ef10" style:font-size-asian="12pt" style:font-weight-asian="normal" style:font-name-complex="Myriad Pro" style:font-size-complex="12pt" style:font-weight-complex="normal" style:text-scale="101%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iberation Serif" fo:font-size="12pt" fo:letter-spacing="-0.012cm" fo:font-weight="normal" officeooo:rsid="00164c90" officeooo:paragraph-rsid="00164c90" style:font-size-asian="12pt" style:font-weight-asian="normal" style:font-name-complex="Myriad Pro" style:font-size-complex="12pt" style:font-weight-complex="normal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14pt" fo:letter-spacing="-0.012cm" style:text-underline-style="none" fo:font-weight="bold" officeooo:rsid="001f30e1" officeooo:paragraph-rsid="0020ef10" style:font-size-asian="14pt" style:font-weight-asian="bold" style:font-name-complex="Myriad Pro" style:font-size-complex="14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20ef10"/>
    </style:style>
    <style:style style:name="P5" style:family="paragraph" style:parent-style-name="Standard">
      <style:paragraph-properties fo:text-align="center" style:justify-single-word="false"/>
      <style:text-properties officeooo:paragraph-rsid="00182f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4.196cm"/>
    </style:style>
    <style:style style:name="Tabla1.B" style:family="table-column">
      <style:table-column-properties style:column-width="12.813cm"/>
    </style:style>
    <style:style style:name="Tabla1.1" style:family="table-row">
      <style:table-row-properties style:min-row-height="1.89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style:vertical-align="middle" fo:padding="0.097cm" fo:border="0.05pt solid #000000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iberation Serif" fo:font-size="12pt" fo:letter-spacing="-0.012cm" style:text-underline-style="solid" style:text-underline-width="auto" style:text-underline-color="font-color" fo:font-weight="normal" officeooo:rsid="00164c90" officeooo:paragraph-rsid="0020ef10" style:font-size-asian="12pt" style:font-weight-asian="normal" style:font-name-complex="Myriad Pro" style:font-size-complex="12pt" style:font-weight-complex="normal" style:text-scale="101%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14pt" fo:letter-spacing="-0.012cm" style:text-underline-style="none" fo:font-weight="bold" officeooo:rsid="001f30e1" officeooo:paragraph-rsid="0020ef10" style:font-size-asian="14pt" style:font-weight-asian="bold" style:font-name-complex="Myriad Pro" style:font-size-complex="14pt" style:font-weight-complex="bold" style:text-scale="101%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20ef1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laceholder text:placeholder-type="text">&lt;setLang("es_AR")&gt;</text:placeholder></text:p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Table_20_Contents"/>
            </table:table-cell>
            <table:table-cell table:style-name="Tabla1.B1" office:value-type="string">
              <text:p text:style-name="MP2"><text:placeholder text:placeholder-type="text">&lt;o.env.user.company_id.name&gt;</text:placeholder></text:p>
            </table:table-cell>
          </table:table-row>
        </table:table>
        <text:p text:style-name="MP3"/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7:58:21.289538288</meta:creation-date>
    <dc:date>2015-10-23T15:15:19.854141238</dc:date>
    <meta:editing-duration>PT37M23S</meta:editing-duration>
    <meta:editing-cycles>25</meta:editing-cycles>
    <meta:generator>LibreOffice/4.2.8.2$Linux_X86_64 LibreOffice_project/420m0$Build-2</meta:generator>
    <meta:document-statistic meta:table-count="1" meta:image-count="0" meta:object-count="0" meta:page-count="1" meta:paragraph-count="2" meta:word-count="2" meta:character-count="46" meta:non-whitespace-character-count="46"/>
  </office:meta>
</office:document-meta>
</file>